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8909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6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03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2T03:02:37.44</dc:date>
    <meta:generator>OpenOffice/4.1.16$Win32 OpenOffice.org_project/4116m3$Build-9816</meta:generator>
    <meta:editing-duration>PT18H3M53S</meta:editing-duration>
    <meta:editing-cycles>106</meta:editing-cycles>
    <meta:document-statistic meta:table-count="15" meta:cell-count="963" meta:object-count="0"/>
  </office:meta>
</office:document-meta>
</file>